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paragraph-rsid="000cc937"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7bd7d" officeooo:paragraph-rsid="000cc937" style:font-weight-asian="bold" style:font-weight-complex="bold"/>
    </style:style>
    <style:style style:name="P3" style:family="paragraph" style:parent-style-name="Standard">
      <style:paragraph-properties fo:text-align="justify" style:justify-single-word="false"/>
      <style:text-properties style:text-underline-style="none" fo:font-weight="normal" officeooo:rsid="000074fc" officeooo:paragraph-rsid="000cc937"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paragraph-rsid="000cc937"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paragraph-rsid="0017bd7d"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7cd01" officeooo:paragraph-rsid="0017cd01"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7cd01" officeooo:paragraph-rsid="0017cd01" fo:background-color="transparent"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0cc937" officeooo:paragraph-rsid="0017bd7d" fo:background-color="#fff200"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023eae" officeooo:paragraph-rsid="0017cd01" fo:background-color="#fff200" style:font-weight-asian="normal" style:font-weight-complex="normal"/>
    </style:style>
    <style:style style:name="P10"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style:text-underline-style="none" fo:font-weight="normal" officeooo:rsid="0004c2c4" officeooo:paragraph-rsid="000cc937" style:font-weight-asian="normal" style:font-weight-complex="normal"/>
    </style:style>
    <style:style style:name="P11"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style:text-underline-style="none" fo:font-weight="normal" officeooo:rsid="0004c2c4" officeooo:paragraph-rsid="0017bd7d" style:font-weight-asian="normal" style:font-weight-complex="normal"/>
    </style:style>
    <style:style style:name="P12"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style:text-underline-style="none" fo:font-weight="normal" officeooo:rsid="000074fc" officeooo:paragraph-rsid="000cc937" style:font-weight-asian="normal" style:font-weight-complex="normal"/>
    </style:style>
    <style:style style:name="P13"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text-properties style:text-underline-style="none" fo:font-weight="normal" officeooo:rsid="0004c2c4" officeooo:paragraph-rsid="000cc937" style:font-weight-asian="normal" style:font-weight-complex="normal"/>
    </style:style>
    <style:style style:name="P14" style:family="paragraph" style:parent-style-name="Standard" style:master-page-name="">
      <style:paragraph-properties fo:text-align="center" style:justify-single-word="false" style:page-number="auto"/>
      <style:text-properties style:text-underline-style="solid" style:text-underline-width="auto" style:text-underline-color="font-color" fo:font-weight="bold" officeooo:rsid="000074fc" officeooo:paragraph-rsid="000cc937" style:font-weight-asian="bold" style:font-weight-complex="bold"/>
    </style:style>
    <style:style style:name="P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004c2c4" officeooo:paragraph-rsid="0017bd7d"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7bd7d" officeooo:paragraph-rsid="0017bd7d" style:font-weight-asian="normal" style:font-weight-complex="normal"/>
    </style:style>
    <style:style style:name="P17" style:family="paragraph" style:parent-style-name="Standard" style:list-style-name="L1">
      <style:paragraph-properties fo:text-align="justify" style:justify-single-word="false"/>
      <style:text-properties style:text-underline-style="none" fo:font-weight="normal" officeooo:rsid="000074fc" officeooo:paragraph-rsid="000cc937" style:font-weight-asian="normal" style:font-weight-complex="normal"/>
    </style:style>
    <style:style style:name="P18" style:family="paragraph" style:parent-style-name="Standard" style:list-style-name="L2">
      <style:paragraph-properties fo:text-align="justify" style:justify-single-word="false"/>
      <style:text-properties style:text-underline-style="none" fo:font-weight="normal" officeooo:rsid="000074fc" officeooo:paragraph-rsid="0017bd7d" style:font-weight-asian="normal" style:font-weight-complex="normal"/>
    </style:style>
    <style:style style:name="P19" style:family="paragraph" style:parent-style-name="Standard" style:list-style-name="L1">
      <style:paragraph-properties fo:text-align="justify" style:justify-single-word="false"/>
      <style:text-properties style:text-underline-style="none" fo:font-weight="normal" officeooo:rsid="000cc937" officeooo:paragraph-rsid="000cc937" style:font-weight-asian="normal" style:font-weight-complex="normal"/>
    </style:style>
    <style:style style:name="P20" style:family="paragraph" style:parent-style-name="Standard" style:list-style-name="L2">
      <style:paragraph-properties fo:text-align="justify" style:justify-single-word="false"/>
      <style:text-properties style:text-underline-style="none" fo:font-weight="normal" officeooo:rsid="00023eae" officeooo:paragraph-rsid="0017bd7d"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17cd01" officeooo:paragraph-rsid="0017cd01" fo:background-color="transparent" style:font-weight-asian="normal" style:font-weight-complex="normal"/>
    </style:style>
    <style:style style:name="P22" style:family="paragraph" style:parent-style-name="Standard" style:list-style-name="L1">
      <style:paragraph-properties fo:text-align="justify" style:justify-single-word="false"/>
      <style:text-properties officeooo:paragraph-rsid="000cc937"/>
    </style:style>
    <style:style style:name="P23" style:family="paragraph" style:parent-style-name="Standard" style:list-style-name="L1">
      <style:paragraph-properties fo:text-align="justify" style:justify-single-word="false"/>
      <style:text-properties officeooo:paragraph-rsid="00117f44"/>
    </style:style>
    <style:style style:name="P24" style:family="paragraph" style:parent-style-name="Standard" style:list-style-name="L2">
      <style:paragraph-properties fo:text-align="justify" style:justify-single-word="false"/>
      <style:text-properties officeooo:paragraph-rsid="0017bd7d"/>
    </style:style>
    <style:style style:name="P25" style:family="paragraph" style:parent-style-name="Standard" style:list-style-name="L2" style:master-page-name="">
      <loext:graphic-properties draw:fill="none"/>
      <style:paragraph-properties fo:margin-left="2.6cm" fo:margin-right="0cm" fo:text-align="justify" style:justify-single-word="false" fo:text-indent="-0.7cm" style:auto-text-indent="false" style:page-number="auto" fo:background-color="transparent"/>
      <style:text-properties officeooo:paragraph-rsid="0017bd7d"/>
    </style:style>
    <style:style style:name="P26" style:family="paragraph" style:parent-style-name="Standard" style:list-style-name="L2">
      <loext:graphic-properties draw:fill="none"/>
      <style:paragraph-properties fo:margin-left="2.6cm" fo:margin-right="0cm" fo:text-align="justify" style:justify-single-word="false" fo:text-indent="-0.7cm" style:auto-text-indent="false" fo:background-color="transparent"/>
      <style:text-properties style:text-underline-style="none" fo:font-weight="normal" officeooo:rsid="000599ff" officeooo:paragraph-rsid="0017bd7d" style:font-weight-asian="normal" style:font-weight-complex="normal"/>
    </style:style>
    <style:style style:name="P27" style:family="paragraph" style:parent-style-name="Standard" style:list-style-name="L2">
      <loext:graphic-properties draw:fill="none"/>
      <style:paragraph-properties fo:margin-left="2.6cm" fo:margin-right="0cm" fo:text-align="justify" style:justify-single-word="false" fo:text-indent="-0.7cm" style:auto-text-indent="false" fo:background-color="transparent"/>
      <style:text-properties officeooo:paragraph-rsid="0017bd7d"/>
    </style:style>
    <style:style style:name="P28" style:family="paragraph" style:parent-style-name="Standard" style:list-style-name="L2" style:master-page-name="">
      <loext:graphic-properties draw:fill="none"/>
      <style:paragraph-properties fo:margin-left="1.9cm" fo:margin-right="0cm" fo:text-align="justify" style:justify-single-word="false" fo:text-indent="-0.7cm" style:auto-text-indent="false" style:page-number="auto" fo:background-color="transparent"/>
      <style:text-properties officeooo:paragraph-rsid="000cc937"/>
    </style:style>
    <style:style style:name="P29" style:family="paragraph" style:parent-style-name="Standard" style:list-style-name="L2">
      <loext:graphic-properties draw:fill="none"/>
      <style:paragraph-properties fo:margin-left="1.9cm" fo:margin-right="0cm" fo:text-align="justify" style:justify-single-word="false" fo:text-indent="-0.7cm" style:auto-text-indent="false" fo:background-color="transparent"/>
      <style:text-properties style:text-underline-style="none" fo:font-weight="normal" officeooo:rsid="00023eae" officeooo:paragraph-rsid="000cc937" style:font-weight-asian="normal" style:font-weight-complex="normal"/>
    </style:style>
    <style:style style:name="P30" style:family="paragraph" style:parent-style-name="Standard" style:list-style-name="L2" style:master-page-name="">
      <loext:graphic-properties draw:fill="none"/>
      <style:paragraph-properties fo:text-align="justify" style:justify-single-word="false" style:page-number="auto" fo:background-color="transparent"/>
      <style:text-properties officeooo:paragraph-rsid="00184714"/>
    </style:style>
    <style:style style:name="T1" style:family="text">
      <style:text-properties officeooo:rsid="00023eae"/>
    </style:style>
    <style:style style:name="T2" style:family="text">
      <style:text-properties style:text-underline-style="none" fo:font-weight="normal" officeooo:rsid="000074fc" style:font-weight-asian="normal" style:font-weight-complex="normal"/>
    </style:style>
    <style:style style:name="T3" style:family="text">
      <style:text-properties style:text-underline-style="none" fo:font-weight="normal" officeooo:rsid="000cc937" style:font-weight-asian="normal" style:font-weight-complex="normal"/>
    </style:style>
    <style:style style:name="T4" style:family="text">
      <style:text-properties style:text-underline-style="none" fo:font-weight="normal" officeooo:rsid="00104d7b" style:font-weight-asian="normal" style:font-weight-complex="normal"/>
    </style:style>
    <style:style style:name="T5" style:family="text">
      <style:text-properties style:text-underline-style="none" fo:font-weight="normal" officeooo:rsid="00117f44" style:font-weight-asian="normal" style:font-weight-complex="normal"/>
    </style:style>
    <style:style style:name="T6" style:family="text">
      <style:text-properties style:text-underline-style="none" fo:font-weight="normal" officeooo:rsid="0006a6f3" style:font-weight-asian="normal" style:font-weight-complex="normal"/>
    </style:style>
    <style:style style:name="T7" style:family="text">
      <style:text-properties style:text-underline-style="none" fo:font-weight="normal" officeooo:rsid="00023eae" style:font-weight-asian="normal" style:font-weight-complex="normal"/>
    </style:style>
    <style:style style:name="T8" style:family="text">
      <style:text-properties style:text-underline-style="none" fo:font-weight="normal" officeooo:rsid="0004c2c4" style:font-weight-asian="normal" style:font-weight-complex="normal"/>
    </style:style>
    <style:style style:name="T9" style:family="text">
      <style:text-properties style:text-underline-style="none" fo:font-weight="normal" officeooo:rsid="0017bd7d" style:font-weight-asian="normal" style:font-weight-complex="normal"/>
    </style:style>
    <style:style style:name="T10" style:family="text">
      <style:text-properties style:text-underline-style="none" fo:font-weight="normal" officeooo:rsid="000599ff" style:font-weight-asian="normal" style:font-weight-complex="normal"/>
    </style:style>
    <style:style style:name="T11" style:family="text">
      <style:text-properties style:text-underline-style="none" fo:font-weight="normal" officeooo:rsid="0003c4ab" style:font-weight-asian="normal" style:font-weight-complex="normal"/>
    </style:style>
    <style:style style:name="T12" style:family="text">
      <style:text-properties style:text-underline-style="none" fo:font-weight="normal" officeooo:rsid="00184714" style:font-weight-asian="normal" style:font-weight-complex="normal"/>
    </style:style>
    <style:style style:name="T13" style:family="text">
      <style:text-properties style:text-underline-style="none" fo:font-weight="normal" officeooo:rsid="000cc937" fo:background-color="#fff200" loext:char-shading-value="0" style:font-weight-asian="normal" style:font-weight-complex="normal"/>
    </style:style>
    <style:style style:name="T14" style:family="text">
      <style:text-properties style:text-underline-style="none" fo:font-weight="normal" officeooo:rsid="00117f44" fo:background-color="#fff200" loext:char-shading-value="0" style:font-weight-asian="normal" style:font-weight-complex="normal"/>
    </style:style>
    <style:style style:name="T15" style:family="text">
      <style:text-properties style:text-underline-style="none" fo:font-weight="normal" officeooo:rsid="000074fc" fo:background-color="#fff200" loext:char-shading-value="0" style:font-weight-asian="normal" style:font-weight-complex="normal"/>
    </style:style>
    <style:style style:name="T16" style:family="text">
      <style:text-properties style:text-underline-style="none" fo:font-weight="normal" officeooo:rsid="00023eae" fo:background-color="#fff200" loext:char-shading-value="0" style:font-weight-asian="normal" style:font-weight-complex="normal"/>
    </style:style>
    <style:style style:name="T17" style:family="text">
      <style:text-properties style:text-underline-style="none" fo:font-weight="normal" officeooo:rsid="0017bd7d" fo:background-color="#fff200" loext:char-shading-value="0" style:font-weight-asian="normal" style:font-weight-complex="normal"/>
    </style:style>
    <style:style style:name="T18" style:family="text">
      <style:text-properties style:text-underline-style="none" fo:font-weight="normal" officeooo:rsid="0004c2c4" fo:background-color="#fff200" loext:char-shading-value="0" style:font-weight-asian="normal" style:font-weight-complex="normal"/>
    </style:style>
    <style:style style:name="T19" style:family="text">
      <style:text-properties style:text-underline-style="none" fo:font-weight="normal" officeooo:rsid="000599ff" fo:background-color="#fff200" loext:char-shading-value="0" style:font-weight-asian="normal" style:font-weight-complex="normal"/>
    </style:style>
    <style:style style:name="T20" style:family="text">
      <style:text-properties style:text-underline-style="none" fo:font-weight="normal" officeooo:rsid="00184714" fo:background-color="#fff200" loext:char-shading-value="0" style:font-weight-asian="normal" style:font-weight-complex="normal"/>
    </style:style>
    <style:style style:name="T21" style:family="text">
      <style:text-properties style:text-underline-style="none" fo:font-weight="normal" officeooo:rsid="001dc904" fo:background-color="#fff200" loext:char-shading-value="0" style:font-weight-asian="normal" style:font-weight-complex="normal"/>
    </style:style>
    <style:style style:name="T22" style:family="text">
      <style:text-properties style:text-underline-style="none" fo:font-weight="normal" officeooo:rsid="00117f44" fo:background-color="transparent" loext:char-shading-value="0" style:font-weight-asian="normal" style:font-weight-complex="normal"/>
    </style:style>
    <style:style style:name="T23" style:family="text">
      <style:text-properties fo:background-color="#fff200" loext:char-shading-value="0"/>
    </style:style>
    <style:style style:name="T24" style:family="text">
      <style:text-properties officeooo:rsid="00023eae" fo:background-color="#fff200" loext:char-shading-value="0"/>
    </style:style>
    <style:style style:name="T25" style:family="text">
      <style:text-properties officeooo:rsid="0017bd7d"/>
    </style:style>
    <style:style style:name="T26" style:family="text">
      <style:text-properties style:text-underline-style="solid" style:text-underline-width="auto" style:text-underline-color="font-color" fo:font-weight="bold" officeooo:rsid="0017bd7d" style:font-weight-asian="bold" style:font-weight-complex="bold"/>
    </style:style>
    <style:style style:name="T27" style:family="text">
      <style:text-properties style:text-underline-style="solid" style:text-underline-width="auto" style:text-underline-color="font-color" fo:font-weight="bold" officeooo:rsid="001a589f" style:font-weight-asian="bold" style:font-weight-complex="bold"/>
    </style:style>
    <style:style style:name="T28" style:family="text">
      <style:text-properties style:text-underline-style="solid" style:text-underline-width="auto" style:text-underline-color="font-color" fo:font-weight="bold" officeooo:rsid="001c2185" style:font-weight-asian="bold" style:font-weight-complex="bold"/>
    </style:style>
    <style:style style:name="T29" style:family="text">
      <style:text-properties officeooo:rsid="001dc904"/>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anding Over Brief for Change in Built up area around factories</text:p>
      <text:p text:style-name="P1"/>
      <text:p text:style-name="P4"><text:tab/><text:span text:style-name="T26">Getting </text:span><text:span text:style-name="T27">location</text:span><text:span text:style-name="T26"> information </text:span><text:span text:style-name="T27">(distr</text:span><text:span text:style-name="T28">i</text:span><text:span text:style-name="T27">ct) </text:span><text:span text:style-name="T26">of factories</text:span></text:p>
      <text:p text:style-name="P5"/>
      <text:p text:style-name="P16">Note:- All scripts and other material in </text:p>
      <text:p text:style-name="P8"/>
      <text:list xml:id="list2666665574" text:style-name="L1">
        <text:list-item>
          <text:p text:style-name="P22"><text:span text:style-name="T2">We have a database of companies in the form of graphDB </text:span><text:span text:style-name="T3">(around 93,492 companies)</text:span><text:span text:style-name="T2">.</text:span></text:p>
          <text:p text:style-name="P17"/>
        </text:list-item>
        <text:list-item>
          <text:p text:style-name="P22"><text:span text:style-name="T3">We extracted company details (CIN and Name) to a csv file (</text:span><text:span text:style-name="T13">allCompanies.csv</text:span><text:span text:style-name="T3">).</text:span></text:p>
          <text:p text:style-name="P19"/>
        </text:list-item>
        <text:list-item>
          <text:p text:style-name="P22"><text:span text:style-name="T3">There is a website (</text:span><text:a xlink:type="simple" xlink:href="http://www.dynamiclevels.com/" text:style-name="Internet_20_link" text:visited-style-name="Visited_20_Internet_20_Link"><text:span text:style-name="T2">www.dynamiclevels.com</text:span></text:a><text:span text:style-name="T3">) that offers a lot of details about factories. We used a python script</text:span><text:span text:style-name="T2"> </text:span><text:span text:style-name="T3">(</text:span><text:a xlink:type="simple" xlink:href="http://www.dynamiclevels.com/fetch_text.py" text:style-name="Internet_20_link" text:visited-style-name="Visited_20_Internet_20_Link"><text:span text:style-name="T17">f</text:span></text:a><text:a xlink:type="simple" xlink:href="http://www.dynamiclevels.com/fetch_text.py" text:style-name="Internet_20_link" text:visited-style-name="Visited_20_Internet_20_Link"><text:span text:style-name="T13">etchText.py</text:span></text:a><text:span text:style-name="T3">) to crawl address and type of location (registered/ administrative office or factory etc). We were able to crawl information regarding 35,824 locations covering various types of locations; this information is saved in </text:span><text:span text:style-name="T13"><text:s/>companyLocationWithNameMaster.csv</text:span><text:span text:style-name="T2">. </text:span></text:p>
          <text:p text:style-name="P17"/>
        </text:list-item>
        <text:list-item>
          <text:p text:style-name="P23"><text:span text:style-name="T4">Next step was to break down the address to get district information. </text:span><text:span text:style-name="T5">For this, we used a script </text:span><text:a xlink:type="simple" xlink:href="http://www.dynamiclevels.com/breakDownAddress.py" text:style-name="Internet_20_link" text:visited-style-name="Visited_20_Internet_20_Link"><text:span text:style-name="T23">breakDownAddress.py</text:span></text:a><text:span text:style-name="T14">.</text:span><text:span text:style-name="T22"> This script</text:span><text:span text:style-name="T2"> using google maps API </text:span><text:span text:style-name="T5">broke down the addresses into their lat/ long, and three administrative levels (where level1 indicates village/ city, level2 district and level3 state). These details (CIN, NAME, TYPE, ADDRESS, LAT, LONG, LEVEL1, LEVEL2, LEVEL3) are stored </text:span><text:span text:style-name="T2">in </text:span><text:a xlink:type="simple" xlink:href="http://www.dynamiclevels.com/companyLocationWithDistrictsFinal.csv" text:style-name="Internet_20_link" text:visited-style-name="Visited_20_Internet_20_Link"><text:span text:style-name="T15">companyLocationWithDistrictsFinal.csv</text:span></text:a><text:span text:style-name="T2">.</text:span></text:p>
        </text:list-item>
      </text:list>
      <text:p text:style-name="P3"/>
      <text:p text:style-name="P3"><text:tab/><text:span text:style-name="T26">Checking development around factories</text:span></text:p>
      <text:p text:style-name="P2"/>
      <text:p text:style-name="P6">Note:- <text:span text:style-name="T25">A</text:span>ll scripts and other material in folder <text:span text:style-name="T24">rohit_varun/Urbanization/districtWise Urbanization/</text:span></text:p>
      <text:p text:style-name="P7"><text:span text:style-name="T1"><text:tab/>All google earth scripts are in </text:span><text:a xlink:type="simple" xlink:href="mailto:mtpictd@gmail.com" text:style-name="Internet_20_link" text:visited-style-name="Visited_20_Internet_20_Link"><text:span text:style-name="T1">mtpictd@gmail.com</text:span></text:a><text:span text:style-name="T1"> account</text:span></text:p>
      <text:p text:style-name="P7"><text:tab/><text:span text:style-name="T29">district_new: </text:span><text:a xlink:type="simple" xlink:href="https://code.earthengine.google.com/23db1ccf74aebf7383092a2235fbc33d" text:style-name="Internet_20_link" text:visited-style-name="Visited_20_Internet_20_Link"><text:span text:style-name="T29">https://code.earthengine.google.com/23db1ccf74aebf7383092a2235fbc33d</text:span></text:a></text:p>
      <text:p text:style-name="P7"><text:tab/><text:span text:style-name="T29">median_new: </text:span><text:a xlink:type="simple" xlink:href="https://code.earthengine.google.com/e41d829389b5fbd2d55178b85daf9f13" text:style-name="Internet_20_link" text:visited-style-name="Visited_20_Internet_20_Link"><text:span text:style-name="T29">https://code.earthengine.google.com/e41d829389b5fbd2d55178b85daf9f13</text:span></text:a></text:p>
      <text:p text:style-name="P7"/>
      <text:p text:style-name="P9"/>
      <text:list xml:id="list589206087" text:style-name="L2">
        <text:list-item>
          <text:p text:style-name="P24"><text:span text:style-name="T2">To cal</text:span><text:span text:style-name="T6">cula</text:span><text:span text:style-name="T2">te built up area around these factories, the foll</text:span><text:span text:style-name="T7">o</text:span><text:span text:style-name="T2">wing steps are adopted :-</text:span></text:p>
          <text:p text:style-name="P18"/>
          <text:list>
            <text:list-item>
              <text:p text:style-name="P20">Entire process is carried out district wise. For each district, the urbanization model of hariom is applied and .tif images are obtained for all months for year 2016 and 2019. For this scripts are to be executed on google earth code engine editor.</text:p>
              <text:p text:style-name="P20"/>
              <text:list>
                <text:list-item>
                  <text:p text:style-name="P24"><text:span text:style-name="T7">First check the name of the district in the file </text:span><text:span text:style-name="T16">districtnames.odt</text:span><text:span text:style-name="T7"> . It may happen that spelling might be different for district in </text:span><text:span text:style-name="T15">companyLocationWithDistrictsFinal.csv</text:span><text:span text:style-name="T2"> </text:span><text:span text:style-name="T8">and google earth shape file. For obtaining .tif images use the exact name of the district provided in </text:span><text:span text:style-name="T16">districtnames.odt</text:span><text:span text:style-name="T8">. Enter this name in the </text:span><text:span text:style-name="T17">google earth </text:span><text:span text:style-name="T18">script named as district_</text:span><text:span text:style-name="T21">new</text:span><text:span text:style-name="T8"> and create a folder in googledrive of the same name as </text:span><text:span text:style-name="T9">of</text:span><text:span text:style-name="T8"> district and execute the file. Upon running the script 12 images month wise for each year will appear under the tasks tab. Use the following script to execute all images at once in web console</text:span></text:p>
                </text:list-item>
              </text:list>
            </text:list-item>
          </text:list>
        </text:list-item>
      </text:list>
      <text:p text:style-name="P13">/* </text:p>
      <text:p text:style-name="P10">function runTaskList(){</text:p>
      <text:p text:style-name="P10"><text:s text:c="4"/>var tasklist = document.getElementsByClassName('task local type-EXPORT_IMAGE awaiting-user-config');</text:p>
      <text:p text:style-name="P10"><text:s text:c="4"/>for (var i = 0; i &lt; tasklist.length; i++)</text:p>
      <text:p text:style-name="P10"><text:s text:c="12"/>tasklist[i].getElementsByClassName('run-button')[0].click();</text:p>
      <text:p text:style-name="P10">}</text:p>
      <text:p text:style-name="P12"><text:soft-page-break/></text:p>
      <text:p text:style-name="P10">function confirmAll() {</text:p>
      <text:p text:style-name="P10"><text:s text:c="4"/>var ok = document.getElementsByClassName('goog-buttonset-default goog-buttonset-action');</text:p>
      <text:p text:style-name="P10"><text:s text:c="4"/>for (var i = 0; i &lt; ok.length; i++)</text:p>
      <text:p text:style-name="P10"><text:s text:c="8"/>ok[i].click();</text:p>
      <text:p text:style-name="P10">}</text:p>
      <text:p text:style-name="P12"/>
      <text:p text:style-name="P10">runTaskList();</text:p>
      <text:p text:style-name="P10">confirmAll();</text:p>
      <text:p text:style-name="P12"/>
      <text:p text:style-name="P11"><text:s/>*/</text:p>
      <text:p text:style-name="P15"/>
      <text:list xml:id="list73661460148817" text:continue-numbering="true" text:style-name="L2">
        <text:list-item>
          <text:list>
            <text:list-item>
              <text:list>
                <text:list-item>
                  <text:p text:style-name="P25"><text:span text:style-name="T10">Also a median of these images is obtained separately for both the years using the </text:span><text:span text:style-name="T17">google earth </text:span><text:span text:style-name="T19">script medain_</text:span><text:span text:style-name="T21">new</text:span><text:span text:style-name="T10"> and accordingly the district name has to be changed in the script wherever its appearing.</text:span></text:p>
                  <text:p text:style-name="P26"/>
                </text:list-item>
                <text:list-item>
                  <text:p text:style-name="P27"><text:span text:style-name="T10">Post this using these tif images, </text:span><text:span text:style-name="T19">prediction_state.py</text:span><text:span text:style-name="T10"> script is used to obtained the final prediction images for both these years.</text:span></text:p>
                  <text:p text:style-name="P26"/>
                </text:list-item>
                <text:list-item>
                  <text:p text:style-name="P27"><text:span text:style-name="T10">Now run the </text:span><text:span text:style-name="T20">google earth </text:span><text:span text:style-name="T19">script getstateMinMaxCoords</text:span><text:span text:style-name="T10"> to obtain the min and max coordinates of the district shape and save them onto </text:span><text:span text:style-name="T19">min_max_coord.csv</text:span><text:span text:style-name="T10">.</text:span></text:p>
                  <text:p text:style-name="P26"/>
                </text:list-item>
              </text:list>
            </text:list-item>
            <text:list-item>
              <text:p text:style-name="P28"><text:span text:style-name="T7">After that </text:span><text:span text:style-name="T16">temporalCorrection.py</text:span><text:span text:style-name="T7"> script is executed on the images obtained in the previous step. These images act as final input source from which development around factories is calculated. </text:span></text:p>
              <text:p text:style-name="P29"/>
            </text:list-item>
            <text:list-item>
              <text:p text:style-name="P28"><text:span text:style-name="T7">Thereafter </text:span><text:span text:style-name="T16">evaluateFactoryLocationsOfADistrict.py</text:span><text:span text:style-name="T7"> is executed which uses the above images for calculating urbanization around factories. Before executing the script ensure that </text:span><text:span text:style-name="T20">&lt;districtName&gt;/</text:span><text:span text:style-name="T16">factoriesCoordinates.csv</text:span><text:span text:style-name="T7"> file is created which contains the data obtained from </text:span><text:span text:style-name="T15">companyLocationWithDistrictsFinal.csv</text:span><text:span text:style-name="T2"> </text:span><text:span text:style-name="T7">for the particlar district.</text:span></text:p>
              <text:p text:style-name="P29"/>
            </text:list-item>
            <text:list-item>
              <text:p text:style-name="P30"><text:span text:style-name="T7">Upon execution of the script final output is obtained in the file </text:span><text:span text:style-name="T20">&lt;districtName&gt;/</text:span><text:span text:style-name="T16">urbanizationData.csv</text:span><text:span text:style-name="T7">. </text:span><text:span text:style-name="T11">This contains </text:span><text:span text:style-name="T12">the difference in </text:span><text:span text:style-name="T11">built up % around each factory for a radius of 2,5,10 km </text:span><text:span text:style-name="T12">from </text:span><text:span text:style-name="T11">2016 </text:span><text:span text:style-name="T12">to</text:span><text:span text:style-name="T11"> 2019. It also indicates the rural extent of the facto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4T13:19:22.446611575</meta:creation-date>
    <dc:date>2020-07-06T07:36:59.221340670</dc:date>
    <meta:editing-duration>PT30M42S</meta:editing-duration>
    <meta:editing-cycles>15</meta:editing-cycles>
    <meta:generator>LibreOffice/6.0.7.3$Linux_X86_64 LibreOffice_project/00m0$Build-3</meta:generator>
    <meta:document-statistic meta:table-count="0" meta:image-count="0" meta:object-count="0" meta:page-count="2" meta:paragraph-count="35" meta:word-count="587" meta:character-count="4198" meta:non-whitespace-character-count="3599"/>
  </office:meta>
</office:document-meta>
</file>